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988922962267156679" text:style-name="L1">
        <text:list-item>
          <text:list>
            <text:list-header>
              <text:p text:style-name="P7">34.8 miles in the last week</text:p>
              <text:p text:style-name="P8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964241497376054098" text:style-name="L2">
        <text:list-item>
          <text:list>
            <text:list-header>
              <text:p text:style-name="P9">33.5 miles in the last week <text:s/></text:p>
            </text:list-header>
          </text:list>
        </text:list-item>
      </text:list>
      <text:p text:style-name="P6"/>
      <text:p text:style-name="P10"/>
      <text:p text:style-name="P10"/>
      <text:p text:style-name="P11"><text:soft-page-break/>Sat Jan 20, 2018 <text:span text:style-name="T1">8.5 miles </text:span></text:p>
      <text:p text:style-name="P11">I warmed up with a ½ mile jog to the Wise Center and 1.5 miles on a treadmill at various paces between 10:00/mile and 8:00/mile.</text:p>
      <text:p text:style-name="P11">Then I rested 2 minutes and ran 8 x ½ mile with a ¼ mile jog before each run and a ½ mile warm down after the last run. The time of each run was 4:00 and the jogs before each run were all about 3:00. </text:p>
      <text:list xml:id="list33614945" text:continue-numbering="true" text:style-name="L2">
        <text:list-item>
          <text:list>
            <text:list-header>
              <text:p text:style-name="P12"/>
            </text:list-header>
          </text:list>
        </text:list-item>
      </text:list>
      <text:p text:style-name="P11">Sun Jan 21, 2018 <text:span text:style-name="T1">1.5 miles</text:span> <text:s text:c="2"/></text:p>
      <text:p text:style-name="P11">¾ miles on the Wise Center indoor track including ¼ mile of drills.</text:p>
      <text:p text:style-name="P11">Then I used 18 weight machines for a full body workout followed by ¾ miles on a treadmill in about 7:30 </text:p>
      <text:p text:style-name="P11"/>
      <text:p text:style-name="P11">Mon Jan 22, 2018 <text:span text:style-name="T1">6.6 miles</text:span> <text:s/></text:p>
      <text:p text:style-name="P11">½ mile to the Wise Center.</text:p>
      <text:p text:style-name="P11">½ mile on the indoor track in 4:08 and rested 5 minutes</text:p>
      <text:p text:style-name="P11">1 mile on a treadmill in about 10:00 and rested 5 minutes</text:p>
      <text:p text:style-name="P11">4 miles on a treadmill with 0.1 mile jog before and ½ mile jog after</text:p>
      <text:p text:style-name="P11">Time for the 4 miles: 33:12 or 8:18/mile</text:p>
      <text:p text:style-name="P11">Splits for the 4 miles: 8:27, 8:23, 8:21, (4:10 + 3:51) = 8:01</text:p>
      <text:p text:style-name="P11">My pulse at the end of the 4 mile run was 156.</text:p>
      <text:p text:style-name="P11"/>
      <text:p text:style-name="P11">Tues Jan 23, 2018 <text:span text:style-name="T1">5 miles</text:span> <text:s/></text:p>
      <text:p text:style-name="P11">I ran and walked 5 miles on the Wise Center indoor track.</text:p>
      <text:p text:style-name="P11">The first and fifth miles I ran in 9:40 and 9:43. <text:s/></text:p>
      <text:p text:style-name="P11">During the middle 3 miles I walked about 120 yards during each ½ mile and ran the rest. <text:s/>The average pace for the middle 3 miles was 10:54.</text:p>
      <text:p text:style-name="P11"/>
      <text:p text:style-name="P11">Wed Jan 24, 2018 <text:span text:style-name="T1">5.5 miles</text:span> </text:p>
      <text:p text:style-name="P11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11"/>
      <text:p text:style-name="P11">Thur Jan 25, 2018 <text:span text:style-name="T1">6.5 miles</text:span></text:p>
      <text:p text:style-name="P11">I ran on a treadmill at the Wise center: <text:s/></text:p>
      <text:p text:style-name="P11">2 mile warm up in about 18:00 at various paces some at 7:24/mile </text:p>
      <text:p text:style-name="P11">8 x 0.2 miles with a 0.3 mile jog before each 0.2 mile run</text:p>
      <text:p text:style-name="P11">Times: 90s(7:30/mile), 89s, 88s, 86.7s, 89s, 88s, 85.7s, 83.7(6:59/mile)</text:p>
      <text:p text:style-name="P11">The 0.3 mile jogs were at about 11:50/mile</text:p>
      <text:p text:style-name="P11">0.5 mile warm down in about 5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5T13:41:07.61</dc:date>
    <dc:creator>James Lombardi</dc:creator>
    <meta:editing-duration>PT22H50M42S</meta:editing-duration>
    <meta:editing-cycles>131</meta:editing-cycles>
    <meta:generator>OpenOffice/4.1.2$Win32 OpenOffice.org_project/412m3$Build-9782</meta:generator>
    <meta:document-statistic meta:table-count="0" meta:image-count="0" meta:object-count="0" meta:page-count="4" meta:paragraph-count="92" meta:word-count="1531" meta:character-count="7399"/>
  </office:meta>
</office:document-meta>
</file>